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a0f7b62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28fb6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Footnote">
      <style:text-properties officeooo:rsid="043ccc66" officeooo:paragraph-rsid="0dca2508"/>
    </style:style>
    <style:style style:name="P53" style:family="paragraph" style:parent-style-name="Footnote">
      <style:text-properties officeooo:rsid="043ccc66" officeooo:paragraph-rsid="0e5afad8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5f1cf7"/>
    </style:style>
    <style:style style:name="P56" style:family="paragraph" style:parent-style-name="Standard">
      <style:paragraph-properties fo:text-align="center" style:justify-single-word="false"/>
      <style:text-properties officeooo:paragraph-rsid="0eb4913f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officeooo:paragraph-rsid="0dce9327"/>
    </style:style>
    <style:style style:name="P63" style:family="paragraph" style:parent-style-name="Standard">
      <style:paragraph-properties fo:text-align="center" style:justify-single-word="false"/>
      <style:text-properties officeooo:paragraph-rsid="103fc298"/>
    </style:style>
    <style:style style:name="P64" style:family="paragraph" style:parent-style-name="Standard">
      <style:paragraph-properties fo:text-align="center" style:justify-single-word="false"/>
      <style:text-properties officeooo:paragraph-rsid="10411e41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Footnote">
      <style:text-properties officeooo:paragraph-rsid="0f92b562"/>
    </style:style>
    <style:style style:name="P67" style:family="paragraph" style:parent-style-name="Standard">
      <style:text-properties officeooo:paragraph-rsid="0f9ce6c3"/>
    </style:style>
    <style:style style:name="P68" style:family="paragraph" style:parent-style-name="Standard">
      <style:text-properties officeooo:paragraph-rsid="0f9ee08e"/>
    </style:style>
    <style:style style:name="P6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6" style:family="paragraph" style:parent-style-name="Footnote">
      <style:text-properties officeooo:paragraph-rsid="0fda15e0"/>
    </style:style>
    <style:style style:name="P77" style:family="paragraph" style:parent-style-name="Standard">
      <style:text-properties officeooo:paragraph-rsid="0fe106d1"/>
    </style:style>
    <style:style style:name="P78" style:family="paragraph" style:parent-style-name="Footnote">
      <style:text-properties officeooo:paragraph-rsid="102c1a0f"/>
    </style:style>
    <style:style style:name="P79" style:family="paragraph" style:parent-style-name="Standard">
      <style:text-properties officeooo:paragraph-rsid="1044b2e0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Standard">
      <style:text-properties officeooo:paragraph-rsid="104d50c8"/>
    </style:style>
    <style:style style:name="P82" style:family="paragraph" style:parent-style-name="Standard">
      <style:text-properties officeooo:paragraph-rsid="105130c2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b16e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bd5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96" style:family="paragraph" style:parent-style-name="Standard">
      <style:paragraph-properties fo:text-align="center" style:justify-single-word="false"/>
      <style:text-properties officeooo:paragraph-rsid="0eb4913f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style:font-size-asian="12pt" style:font-size-complex="12pt"/>
    </style:style>
    <style:style style:name="T277" style:family="text">
      <style:text-properties style:use-window-font-color="true" loext:opacity="0%" style:font-name="Liberation Sans" officeooo:rsid="0efd8e5c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officeooo:rsid="04473353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officeooo:rsid="0aace3cd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f8f58bd"/>
    </style:style>
    <style:style style:name="T308" style:family="text">
      <style:text-properties officeooo:rsid="0f95a7a0"/>
    </style:style>
    <style:style style:name="T309" style:family="text">
      <style:text-properties style:text-underline-style="none"/>
    </style:style>
    <style:style style:name="T310" style:family="text">
      <style:text-properties style:font-name="Liberation Mono" fo:font-size="8pt" style:font-size-asian="8pt" style:font-size-complex="8pt" loext:padding="0.049cm" loext:border="0.31pt solid #000000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1059a4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3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Strong_20_Emphasis"><text:span text:style-name="T178"><text:user-field-get text:name="Version">24.04</text:user-field-get></text:span></text:span><text:span text:style-name="Strong_20_Emphasis"><text:span text:style-name="T176"><text:note text:id="ftn1" text:note-class="footnote"><text:note-citation>1</text:note-citation><text:note-body><text:p text:style-name="P78"><text:span text:style-name="T293">D</text:span><text:span text:style-name="T284">eze </text:span><text:span text:style-name="Strong_20_Emphasis"><text:span text:style-name="T295"><text:user-field-get text:name="Distro">Ubuntu</text:user-field-get></text:span></text:span><text:span text:style-name="T286"><text:s/></text:span><text:span text:style-name="T296"><text:user-field-get text:name="Version">24.04</text:user-field-get></text:span><text:span text:style-name="T296"><text:s/>Desktop</text:span><text:span text:style-name="T284"> (codenaam </text:span><text:span text:style-name="T292">noble</text:span><text:span text:style-name="T284">) van april</text:span><text:span text:style-name="T287"> </text:span><text:span text:style-name="Strong_20_Emphasis"><text:span text:style-name="T297"><text:user-field-get text:name="Releaseyear">2024</text:user-field-get></text:span></text:span><text:span text:style-name="T288"><text:s/></text:span><text:span text:style-name="T293">is een zogenaamde </text:span><text:span text:style-name="T284">LTS-</text:span><text:span text:style-name="T293">versie</text:span><text:span text:style-name="T284"> </text:span><text:span text:style-name="T293">(</text:span><text:span text:style-name="T284">staat voor Long-Term Support, </text:span><text:span text:style-name="T285">langetermijnondersteuning</text:span><text:span text:style-name="T293">)</text:span><text:span text:style-name="T285"> </text:span><text:span text:style-name="T294">en</text:span><text:span text:style-name="T288"> </text:span><text:span text:style-name="T284">wordt gedurende 5 jaar ondersteund tot april 202</text:span><text:span text:style-name="T292">9</text:span><text:span text:style-name="T284">, en met een </text:span><text:span text:style-name="T291">gratis persoonlijk </text:span><text:span text:style-name="T284">Ubuntu </text:span><text:span text:style-name="T289">P</text:span><text:span text:style-name="T284">ro-abonnement gedurende 1</text:span><text:span text:style-name="T290">0</text:span><text:span text:style-name="T284"> jaar tot april 203</text:span><text:span text:style-name="T292">4</text:span><text:span text:style-name="T284">.</text:span></text:p></text:note-body></text:note></text:span></text:span><text:span text:style-name="Strong_20_Emphasis"><text:span text:style-name="T177"><text:s/></text:span></text:span><text:span text:style-name="Strong_20_Emphasis"><text:span text:style-name="T179">Desktop</text:span></text:span><text:span text:style-name="Strong_20_Emphasis"><text:span text:style-name="T175">.</text:span></text:span></text:p>
      <text:p text:style-name="P11"/>
      <text:p text:style-name="P11">Dit is een invulbare PDF, afdrukken is niet noodzakelijk.</text:p>
      <text:p text:style-name="P12"/>
      <text:p text:style-name="P9"><text:span text:style-name="T19">Vul </text:span><text:span text:style-name="T18">achter</text:span><text:span text:style-name="T15"> de </text:span><text:span text:style-name="Definition"><text:span text:style-name="T306">ONDERSTREEPTE</text:span></text:span><text:span text:style-name="T1"> </text:span><text:span text:style-name="T16">woorden</text:span><text:span text:style-name="T15"> het</text:span><text:span text:style-name="Strong_20_Emphasis"><text:span text:style-name="T224"> </text:span></text:span><text:span text:style-name="Strong_20_Emphasis"><text:span text:style-name="T225">tekstvak</text:span></text:span><text:span text:style-name="T16"> </text:span><text:span text:style-name="T19">in,</text:span><text:span text:style-name="T16"> </text:span><text:span text:style-name="T243">zie </text:span><text:span text:style-name="T277">[</text:span><text:span text:style-name="T243">toelichting</text:span><text:span text:style-name="T277">]</text:span><text:span text:style-name="T16">:</text:span></text:p>
      <text:p text:style-name="P2"><text:span text:style-name="Definition"><text:span text:style-name="T23">GEBRUIKER</text:span></text:span><text:span text:style-name="T251"><text:tab/><text:tab/></text:span><text:span text:style-name="T276"> <text:tab/><text:tab/></text:span><text:span text:style-name="T252"><draw:control text:anchor-type="as-char" svg:y="-0.4cm" draw:z-index="12" draw:name="Gebruiker 2" draw:style-name="gr2" draw:text-style-name="P99" svg:width="6.4cm" svg:height="0.6cm" draw:control="control11"><svg:title>Gebruiker</svg:title><svg:desc>Volledige naam, bijv. Jan Stek</svg:desc></draw:control></text:span><text:span text:style-name="T252"><text:tab/> <text:s text:c="2"/></text:span><text:span text:style-name="T253">[</text:span><text:span text:style-name="T254">N</text:span><text:span text:style-name="T246">aam, bijv. </text:span><text:span text:style-name="T247">J</text:span><text:span text:style-name="T274">a</text:span><text:span text:style-name="T247">n </text:span><text:span text:style-name="T274">Jansen</text:span><text:span text:style-name="T275">]</text:span></text:p>
      <text:p text:style-name="P77"><text:span text:style-name="Definition"><text:span text:style-name="T245">g</text:span></text:span><text:span text:style-name="Definition">ebruikersnaam</text:span><text:span text:style-name="Definition"><text:span text:style-name="T309"><text:tab/></text:span></text:span><text:span text:style-name="T244"><draw:control text:anchor-type="as-char" svg:y="-0.4cm" draw:z-index="13" draw:name="Gberuikersnaam 3" draw:style-name="gr2" draw:text-style-name="P99" svg:width="6.4cm" svg:height="0.6cm" draw:control="control12"><svg:title>Gebruikersnaam</svg:title><svg:desc>Korte naam, bijv. jan</svg:desc></draw:control></text:span><text:span text:style-name="T244"><text:tab/> <text:s text:c="2"/></text:span><text:span text:style-name="T7">[</text:span><text:span text:style-name="T8">Gebruikers</text:span><text:span text:style-name="T6">naam, bijv. </text:span><text:span text:style-name="T185">j</text:span><text:span text:style-name="T186">a</text:span><text:span text:style-name="T185">n</text:span><text:span text:style-name="T187">]</text:span></text:p>
      <text:p text:style-name="P2"><text:span text:style-name="Definition">COMPUTERNAAM</text:span><text:span text:style-name="T256"><text:tab/><text:tab/></text:span><draw:control text:anchor-type="as-char" svg:y="-0.4cm" draw:z-index="14" draw:name="Computernaam 1" draw:style-name="gr2" draw:text-style-name="P99" svg:width="6.4cm" svg:height="0.6cm" draw:control="control13"><svg:title>Computernaam</svg:title><svg:desc>Unieke naam van de computer</svg:desc></draw:control><text:tab/> <text:s text:c="2"/><text:span text:style-name="T261">[</text:span><text:span text:style-name="T262">N</text:span><text:span text:style-name="T257">aam van de compute</text:span><text:span text:style-name="T258">r, </text:span><text:span text:style-name="T259">bijv. </text:span><text:span text:style-name="T260">pc02</text:span><text:span text:style-name="T261">]</text:span></text:p>
      <text:p text:style-name="P2"><text:span text:style-name="Definition"><text:span text:style-name="T264">GEBRUIKER</text:span></text:span><text:span text:style-name="Definition"><text:span text:style-name="T268"><text:tab/></text:span></text:span><text:span text:style-name="T263"><text:tab/></text:span><text:span text:style-name="T276"> <text:tab/><text:tab/></text:span><text:span text:style-name="T252"><draw:control text:anchor-type="as-char" svg:y="-0.4cm" draw:z-index="15" draw:name="Gebruiker 3" draw:style-name="gr2" draw:text-style-name="P99" svg:width="6.4cm" svg:height="0.6cm" draw:control="control14"><svg:title>Gebruiker</svg:title><svg:desc>Volledige naam, bijv. Jan Stek</svg:desc></draw:control></text:span><text:span text:style-name="T252"><text:tab/> <text:s text:c="2"/></text:span><text:span text:style-name="T253">[</text:span><text:span text:style-name="T255">N</text:span><text:span text:style-name="T246">aam </text:span><text:span text:style-name="T250">evt. 2</text:span><text:span text:style-name="T278">e</text:span><text:span text:style-name="T248"> gebruiker</text:span><text:span text:style-name="T249">]</text:span></text:p>
      <text:p text:style-name="P82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</text:span></text:span><text:span text:style-name="Definition"><text:span text:style-name="T268"><text:tab/></text:span></text:span><text:span text:style-name="T244"><draw:control text:anchor-type="as-char" svg:y="-0.4cm" draw:z-index="16" draw:name="Gberuikersnaam 4" draw:style-name="gr2" draw:text-style-name="P99" svg:width="6.4cm" svg:height="0.6cm" draw:control="control15"><svg:title>Gebruikersnaam</svg:title><svg:desc>Korte naam, bijv. jan</svg:desc></draw:control></text:span><text:span text:style-name="T244"><text:tab/> <text:s text:c="2"/></text:span><text:span text:style-name="T266">[</text:span><text:span text:style-name="T267">Gebruikers</text:span><text:span text:style-name="T266">naam</text:span><text:span text:style-name="T269"> </text:span><text:span text:style-name="T270">e</text:span><text:span text:style-name="T271">vt. 2</text:span><text:span text:style-name="T279">e</text:span><text:span text:style-name="T271"> </text:span><text:span text:style-name="T272">gebruiker</text:span><text:span text:style-name="T273">]</text:span></text:p>
      <text:p text:style-name="P1"><text:span text:style-name="T188">Vervang </text:span><text:span text:style-name="T195">de</text:span><text:span text:style-name="T188"> </text:span><text:span text:style-name="Definition"><text:span text:style-name="T24">ONDERSTREEPTE</text:span></text:span><text:span text:style-name="T188"> </text:span><text:span text:style-name="T189">woorden </text:span><text:span text:style-name="T188">in deze checklist door </text:span><text:span text:style-name="T195">d</text:span><text:span text:style-name="T196">i</text:span><text:span text:style-name="T195">e </text:span><text:span text:style-name="T194">in </text:span><text:span text:style-name="T196">het</text:span><text:span text:style-name="Strong_20_Emphasis"><text:span text:style-name="T64"> </text:span></text:span><text:span text:style-name="Strong_20_Emphasis"><text:span text:style-name="T83">tekstvak</text:span></text:span><text:span text:style-name="T188">.</text:span></text:p>
      <text:p text:style-name="P39"/>
      <text:p text:style-name="P39"/>
      <text:p text:style-name="P3"><text:span text:style-name="T199">Nog niet op Linux?</text:span><text:span text:style-name="T190"><text:tab/></text:span><text:span text:style-name="T197">G</text:span><text:span text:style-name="T191">ebruik </text:span><text:span text:style-name="Strong_20_Emphasis"><text:span text:style-name="T200">Checklist </text:span></text:span><text:span text:style-name="Strong_20_Emphasis"><text:span text:style-name="T201">overzetten</text:span></text:span><text:span text:style-name="T19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2"> onder </text:span><text:span text:style-name="T198">Linux</text:span><text:span text:style-name="T193">.</text:span></text:p>
      <text:p text:style-name="P38"><text:span text:style-name="T162">Nieuwe installatie?</text:span><text:span text:style-name="T159"><text:tab/></text:span><text:span text:style-name="T161">B</text:span><text:span text:style-name="T159">egin bij hoofdstuk </text:span><text:span text:style-name="T162"><text:bookmark-ref text:reference-format="page" text:ref-name="__RefNumPara__4009_1271708128">2</text:bookmark-ref></text:span><text:span text:style-name="T159"><text:s text:c="2"/></text:span><text:span text:style-name="T163"><text:bookmark-ref text:reference-format="text" text:ref-name="__RefNumPara__4009_1271708128">Installatie uitvoeren</text:bookmark-ref></text:span><text:span text:style-name="T160">.</text:span></text:p>
      <text:p text:style-name="P21"/>
      <text:p text:style-name="P21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85"><draw:control text:anchor-type="as-char" draw:z-index="5" draw:name="Vorm3_0" draw:style-name="gr1" draw:text-style-name="P9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85"><draw:control text:anchor-type="as-char" draw:z-index="8" draw:name="Vorm3_ 2" draw:style-name="gr1" draw:text-style-name="P9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2"><text:span text:style-name="User_20_Entry"><text:span text:style-name="T118">E</text:span></text:span><text:span text:style-name="User_20_Entry"><text:span text:style-name="T133">v</text:span></text:span><text:span text:style-name="User_20_Entry"><text:span text:style-name="T134">en</text:span></text:span><text:span text:style-name="User_20_Entry"><text:span text:style-name="T136">t</text:span></text:span><text:span text:style-name="User_20_Entry"><text:span text:style-name="T137">uele </text:span></text:span><text:span text:style-name="User_20_Entry"><text:span text:style-name="T138">extra </text:span></text:span><text:span text:style-name="Definition"><text:span text:style-name="T304">gebruiker</text:span></text:span><text:span text:style-name="User_20_Entry"><text:span text:style-name="T129">s</text:span></text:span><text:span text:style-name="User_20_Entry"><text:span text:style-name="T138"> aanmelden </text:span></text:span><text:span text:style-name="User_20_Entry"><text:span text:style-name="T139">en dezelfde stappen uitvoeren</text:span></text:span><text:span text:style-name="User_20_Entry"><text:span text:style-name="T135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3"><text:span text:style-name="Strong_20_Emphasis"><text:span text:style-name="T87"><draw:control text:anchor-type="as-char" draw:z-index="17" draw:name="Vorm4" draw:style-name="gr1" draw:text-style-name="P9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3" office:value-type="string">
            <text:p text:style-name="P70"><text:span text:style-name="Strong_20_Emphasis"><text:span text:style-name="T79">D</text:span></text:span><text:span text:style-name="Strong_20_Emphasis"><text:span text:style-name="T64">ruk op de </text:span></text:span><text:span text:style-name="Strong_20_Emphasis"><text:span text:style-name="T154">Super</text:span></text:span><text:span text:style-name="Strong_20_Emphasis"><text:span text:style-name="T64">-toets</text:span></text:span><text:span text:style-name="Strong_20_Emphasis"><text:span text:style-name="T43"><text:note text:id="ftn3" text:note-class="footnote"><text:note-citation>3</text:note-citation><text:note-body><text:p text:style-name="P69"><text:span text:style-name="T158">D</text:span>e <text:span text:style-name="T310">Super</text:span>-toets <text:span text:style-name="T211">is de Windows-toets, Command-toets </text:span><text:span text:style-name="T212">(Apple)</text:span><text:span text:style-name="T211">, of Vergrootglas-toets </text:span><text:span text:style-name="T212">(Chromebook)</text:span><text:span text:style-name="T211">.</text:span></text:p></text:note-body></text:note></text:span></text:span><text:span text:style-name="Strong_20_Emphasis"><text:span text:style-name="T59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4"> </text:span></text:span><text:span text:style-name="Strong_20_Emphasis"><text:span text:style-name="T70">e</text:span></text:span><text:span text:style-name="Strong_20_Emphasis"><text:span text:style-name="T53">n </text:span></text:span><text:span text:style-name="Strong_20_Emphasis"><text:span text:style-name="T66">k</text:span></text:span><text:span text:style-name="Strong_20_Emphasis"><text:span text:style-name="T53">lik op het pictogram van </text:span></text:span><text:span text:style-name="Strong_20_Emphasis"><text:span text:style-name="T102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2"/></text:span></text:p>
          </table:table-cell>
          <table:table-cell table:style-name="_31_._5f_Installatie_5f_voorbereiden.D4" office:value-type="string">
            <text:p text:style-name="P71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155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5" office:value-type="string">
            <text:p text:style-name="P79"><text:span text:style-name="User_20_Entry"><text:span text:style-name="T26">wget karelzimmer.nl/</text:span></text:span><text:span text:style-name="User_20_Entry"><text:span text:style-name="T157">getkz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6" office:value-type="string">
            <text:p text:style-name="P79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48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3"><text:span text:style-name="Strong_20_Emphasis"><text:span text:style-name="T87"><draw:control text:anchor-type="as-char" draw:z-index="18" draw:name="Vorm 3" draw:style-name="gr1" draw:text-style-name="P9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7"><draw:control text:anchor-type="as-char" draw:z-index="19" draw:name="Vorm 4" draw:style-name="gr1" draw:text-style-name="P9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79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154">Super</text:span></text:span><text:span text:style-name="Strong_20_Emphasis"><text:span text:style-name="T61">-toets</text:span></text:span><text:span text:style-name="Strong_20_Emphasis"><text:span text:style-name="T44"><text:note-ref text:note-class="footnote" text:reference-format="text" text:ref-name="ftn3">3</text:note-ref></text:span></text:span><text:span text:style-name="Strong_20_Emphasis"><text:span text:style-name="T59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97">men</text:span></text:span><text:span text:style-name="Strong_20_Emphasis"><text:span text:style-name="T98">u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3">n </text:span></text:span><text:span text:style-name="Strong_20_Emphasis"><text:span text:style-name="T66">k</text:span></text:span><text:span text:style-name="Strong_20_Emphasis"><text:span text:style-name="T53">lik op het pictogram van</text:span></text:span><text:span text:style-name="Strong_20_Emphasis"><text:span text:style-name="T88">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D10" office:value-type="string">
            <text:p text:style-name="P67"><text:span text:style-name="Strong_20_Emphasis"><text:span text:style-name="T82">Selecteer</text:span></text:span><text:span text:style-name="Strong_20_Emphasis"><text:span text:style-name="T58"> </text:span></text:span><text:span text:style-name="Strong_20_Emphasis"><text:span text:style-name="T108">1</text:span></text:span><text:span text:style-name="Strong_20_Emphasis"><text:span text:style-name="T91"> </text:span></text:span><text:span text:style-name="Strong_20_Emphasis"><text:span text:style-name="T92">Installatie voorbereide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B1" office:value-type="string">
            <text:p text:style-name="P54"><text:span text:style-name="Strong_20_Emphasis"><text:span text:style-name="T87"><draw:control text:anchor-type="as-char" draw:z-index="2" draw:name="Vorm9" draw:style-name="gr1" draw:text-style-name="P9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1"><text:span text:style-name="T205">Start de computer op vanaf</text:span><text:span text:style-name="T205"><text:note text:id="ftn4" text:note-class="footnote"><text:note-citation>1</text:note-citation><text:note-body><text:p text:style-name="P76"><text:span text:style-name="T143">B</text:span><text:span text:style-name="T144">ootmenu/</text:span><text:span text:style-name="T143">S</text:span><text:span text:style-name="T144">etup</text:span><text:span text:style-name="T142"> via </text:span><text:span text:style-name="T140">é</text:span><text:span text:style-name="T141">é</text:span><text:span text:style-name="T143">n van de </text:span><text:span text:style-name="Definition"><text:span text:style-name="T145">Veelgebruikte toetsen:</text:span></text:span><text:span text:style-name="Definition"><text:span text:style-name="T146"> </text:span></text:span><text:span text:style-name="User_20_Entry"><text:span text:style-name="T156">Esc</text:span></text:span><text:span text:style-name="User_20_Entry"><text:span text:style-name="T149">,</text:span></text:span><text:span text:style-name="Definition"><text:span text:style-name="T146"> </text:span></text:span><text:span text:style-name="User_20_Entry"><text:span text:style-name="T156">Delete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2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9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0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1</text:span></text:span><text:span text:style-name="User_20_Entry"><text:span text:style-name="T150">,</text:span></text:span><text:span text:style-name="Definition"><text:span text:style-name="T146"> </text:span></text:span><text:span text:style-name="Definition"><text:span text:style-name="T147">o</text:span></text:span><text:span text:style-name="Definition"><text:span text:style-name="T148">f</text:span></text:span><text:span text:style-name="Definition"><text:span text:style-name="T146"> </text:span></text:span><text:span text:style-name="User_20_Entry"><text:span text:style-name="T156">F12</text:span></text:span><text:span text:style-name="User_20_Entry"><text:span text:style-name="T150">.</text:span></text:span></text:p></text:note-body></text:note></text:span><text:span text:style-name="T205"> </text:span><text:span text:style-name="T209">een </text:span><text:span text:style-name="Strong_20_Emphasis"><text:span text:style-name="T182"><text:user-field-get text:name="Distro">Ubuntu</text:user-field-get></text:span></text:span><text:span text:style-name="T204"><text:s/></text:span><text:span text:style-name="T183"><text:user-field-get text:name="Version">24.04</text:user-field-get></text:span><text:span text:style-name="T183"><text:s/></text:span><text:span text:style-name="Strong_20_Emphasis"><text:span text:style-name="T184">Desktop</text:span></text:span><text:span text:style-name="Strong_20_Emphasis"><text:span text:style-name="T111"> </text:span></text:span><text:span text:style-name="Strong_20_Emphasis"><text:span text:style-name="T112">L</text:span></text:span><text:span text:style-name="T113">ive</text:span><text:span text:style-name="T113"><text:note text:id="ftn5" text:note-class="footnote"><text:note-citation>2</text:note-citation><text:note-body><text:p text:style-name="P66"><text:span text:style-name="T280">Vanaf ee</text:span>n <text:span text:style-name="T308">L</text:span>ive <text:span text:style-name="T307">USB</text:span><text:span text:style-name="T283">-stick</text:span><text:span text:style-name="T21"> </text:span>kunt <text:span text:style-name="T280">u opstarten en</text:span> 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werken zonder enige bestanden op de harde schijf te wijzigen en maakt ook installatie van 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mogelijk.</text:p></text:note-body></text:note></text:span><text:span text:style-name="T113"> </text:span><text:span text:style-name="T116">USB</text:span><text:span text:style-name="T114">-stick</text:span><text:span text:style-name="T114"><text:note text:id="ftn6" text:note-class="footnote"><text:note-citation>3</text:note-citation><text:note-body><text:p text:style-name="P80"><text:span text:style-name="Strong_20_Emphasis"><text:span text:style-name="T128">Maak een opstartbare USB-stick</text:span></text:span><text:span text:style-name="Strong_20_Emphasis"><text:span text:style-name="T124">:<text:line-break/></text:span></text:span><text:span text:style-name="Strong_20_Emphasis"><text:span text:style-name="T119">Download </text:span></text:span><text:span text:style-name="Strong_20_Emphasis"><text:span text:style-name="T120">een </text:span></text:span><text:span text:style-name="Strong_20_Emphasis"><text:span text:style-name="T130"><text:user-field-get text:name="Distro">Ubuntu</text:user-field-get></text:span></text:span><text:span text:style-name="Strong_20_Emphasis"><text:span text:style-name="T130"><text:s/>Desktop </text:span></text:span><text:span text:style-name="Strong_20_Emphasis"><text:span text:style-name="T130"><text:user-field-get text:name="Version">24.04</text:user-field-get></text:span></text:span><text:span text:style-name="Strong_20_Emphasis"><text:span text:style-name="T130"><text:s/></text:span></text:span><text:span text:style-name="Strong_20_Emphasis"><text:span text:style-name="T132">LTS </text:span></text:span><text:span text:style-name="Strong_20_Emphasis"><text:span text:style-name="T125">CD</text:span></text:span><text:span text:style-name="Strong_20_Emphasis"><text:span text:style-name="T127">-beeldbestand</text:span></text:span><text:span text:style-name="Strong_20_Emphasis"><text:span text:style-name="T121"> </text:span></text:span><text:span text:style-name="Strong_20_Emphasis"><text:span text:style-name="T122">(.iso) </text:span></text:span><text:span text:style-name="Strong_20_Emphasis"><text:span text:style-name="T121">vanaf </text:span></text:span><text:a xlink:type="simple" xlink:href="https://ubuntu.com/download" text:style-name="Internet_20_link" text:visited-style-name="Visited_20_Internet_20_Link"><text:span text:style-name="Strong_20_Emphasis"><text:span text:style-name="T282">ubuntu.com/download</text:span></text:span></text:a><text:span text:style-name="Strong_20_Emphasis"><text:span text:style-name="T121">.</text:span></text:span><text:span text:style-name="Strong_20_Emphasis"><text:span text:style-name="T123"><text:line-break/>De </text:span></text:span><text:span text:style-name="Strong_20_Emphasis"><text:span text:style-name="T126">ver</text:span></text:span><text:span text:style-name="Strong_20_Emphasis"><text:span text:style-name="T123">volgstappen staan beschreven in </text:span></text:span><text:span text:style-name="Strong_20_Emphasis"><text:span text:style-name="T131">Linux informatie</text:span></text:span><text:span text:style-name="Strong_20_Emphasis"><text:span text:style-name="T123">, te vinden op </text:span></text:span><text:a xlink:type="simple" xlink:href="https://karelzimmer.nl/" text:style-name="Internet_20_link" text:visited-style-name="Visited_20_Internet_20_Link"><text:span text:style-name="Strong_20_Emphasis"><text:span text:style-name="T281">karelzimmer.nl</text:span></text:span></text:a><text:span text:style-name="Strong_20_Emphasis"><text:span text:style-name="T123">, onder </text:span></text:span><text:span text:style-name="Strong_20_Emphasis"><text:span text:style-name="T131">Linux</text:span></text:span><text:span text:style-name="Strong_20_Emphasis"><text:span text:style-name="T123">.</text:span></text:span></text:p></text:note-body></text:note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85"><text:span text:style-name="Strong_20_Emphasis"><text:span text:style-name="T82">Selecteer</text:span></text:span><text:span text:style-name="Strong_20_Emphasis"><text:span text:style-name="T48"> </text:span></text:span><text:span text:style-name="Strong_20_Emphasis"><text:span text:style-name="T103">Try or Install Ubuntu</text:span></text:span><text:span text:style-name="Strong_20_Emphasis"><text:span text:style-name="T46"> </text:span></text:span><text:span text:style-name="Strong_20_Emphasis"><text:span text:style-name="T49">en druk op </text:span></text:span><text:span text:style-name="Strong_20_Emphasis"><text:span text:style-name="T54">de </text:span></text:span><text:span text:style-name="Strong_20_Emphasis"><text:span text:style-name="T155">Enter</text:span></text:span><text:span text:style-name="Strong_20_Emphasis"><text:span text:style-name="T53">-toets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3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3" office:value-type="string">
            <text:p text:style-name="P1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installatie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3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117"><draw:control text:anchor-type="as-char" draw:z-index="7" draw:name="Vorm 6" draw:style-name="gr1" draw:text-style-name="P98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6"><text:span text:style-name="T206">Kies</text:span><text:span text:style-name="T207"> </text:span><text:span text:style-name="T210">Nederlands</text:span><text:span text:style-name="T207"> en klik</text:span><text:span text:style-name="T208"> </text:span><text:span text:style-name="T207">op</text:span><text:span text:style-name="T206"> </text:span><text:span text:style-name="T203">Next</text:span><text:span text:style-name="T206">.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56"><text:span text:style-name="Strong_20_Emphasis"><text:span text:style-name="T52"><draw:control text:anchor-type="as-char" draw:z-index="24" draw:name="Vorm 10" draw:style-name="gr1" draw:text-style-name="P9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4">Bij</text:span><text:span text:style-name="T227"> </text:span><text:span text:style-name="Strong_20_Emphasis"><text:span text:style-name="T237">Kies uw toetsenbordindeling</text:span></text:span><text:span text:style-name="T227">: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7" office:value-type="string">
            <text:p text:style-name="P95">Kies <text:span text:style-name="T311">Engels VS</text:span> en <text:span text:style-name="T312">variant</text:span> <text:span text:style-name="Strong_20_Emphasis">Engels (VS, internationaal, met doede toetsen)</text:span><text:span text:style-name="T207"> en klik</text:span><text:span text:style-name="T208"> </text:span><text:span text:style-name="T207">op</text:span><text:span text:style-name="T206"> </text:span><text:span text:style-name="T203">Next</text:span><text:span text:style-name="T206">.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56"><text:span text:style-name="Strong_20_Emphasis"><text:span text:style-name="T52"><draw:control text:anchor-type="as-char" draw:z-index="25" draw:name="Vorm 11" draw:style-name="gr1" draw:text-style-name="P9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89"><text:span text:style-name="T234">Bij</text:span><text:span text:style-name="T227"> </text:span><text:span text:style-name="Strong_20_Emphasis"><text:span text:style-name="T238">What apps would you like to install to start with?</text:span></text:span><text:span text:style-name="Strong_20_Emphasis"><text:span text:style-name="T220"> kies </text:span></text:span><text:span text:style-name="Strong_20_Emphasis"><text:span text:style-name="T238">Extended selection</text:span></text:span><text:span text:style-name="Strong_20_Emphasis"><text:span text:style-name="T221"> en 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7" office:value-type="string">
            <text:p text:style-name="P91"><text:span text:style-name="Strong_20_Emphasis"><text:span text:style-name="T221">klik</text:span></text:span><text:span text:style-name="Strong_20_Emphasis"><text:span text:style-name="T222"> </text:span></text:span><text:span text:style-name="Strong_20_Emphasis"><text:span text:style-name="T221">op</text:span></text:span><text:span text:style-name="Strong_20_Emphasis"><text:span text:style-name="T223"> </text:span></text:span><text:span text:style-name="Strong_20_Emphasis"><text:span text:style-name="T241">Next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2"><draw:control text:anchor-type="as-char" draw:z-index="6" draw:name="Vorm 1" draw:style-name="gr1" draw:text-style-name="P98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34">Bij</text:span><text:span text:style-name="T227"> </text:span><text:span text:style-name="Strong_20_Emphasis"><text:span text:style-name="T235">Create your account</text:span></text:span><text:span text:style-name="T227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5" office:value-type="string">
            <text:p text:style-name="P90"><text:span text:style-name="T233">V</text:span><text:span text:style-name="T228">ul </text:span><text:span text:style-name="T229">in </text:span><text:span text:style-name="Strong_20_Emphasis"><text:span text:style-name="T235">Your</text:span></text:span><text:span text:style-name="Strong_20_Emphasis"><text:span text:style-name="T230"> n</text:span></text:span><text:span text:style-name="Strong_20_Emphasis"><text:span text:style-name="T231">am</text:span></text:span><text:span text:style-name="Strong_20_Emphasis"><text:span text:style-name="T235">e</text:span></text:span><text:span text:style-name="Strong_20_Emphasis"><text:span text:style-name="T216"> </text:span></text:span><text:span text:style-name="Definition"><text:span text:style-name="T4">gebruiker</text:span></text:span><text:span text:style-name="Strong_20_Emphasis"><text:span text:style-name="T217">, <text:line-break/></text:span></text:span><text:span text:style-name="Strong_20_Emphasis"><text:span text:style-name="T235">You</text:span></text:span><text:span text:style-name="Strong_20_Emphasis"><text:span text:style-name="T242">r</text:span></text:span><text:span text:style-name="Strong_20_Emphasis"><text:span text:style-name="T230"> </text:span></text:span><text:span text:style-name="Strong_20_Emphasis"><text:span text:style-name="T232">computer</text:span></text:span><text:span text:style-name="Strong_20_Emphasis"><text:span text:style-name="T240">'s </text:span></text:span><text:span text:style-name="Strong_20_Emphasis"><text:span text:style-name="T239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6">,<text:line-break/></text:span></text:span><text:span text:style-name="Strong_20_Emphasis"><text:span text:style-name="T236">Your username</text:span></text:span><text:span text:style-name="Strong_20_Emphasis"><text:span text:style-name="T216"> </text:span></text:span><text:span text:style-name="Definition"><text:span text:style-name="T4">gebruikersnaam</text:span></text:span><text:span text:style-name="Strong_20_Emphasis"><text:span text:style-name="T216">, </text:span></text:span><text:span text:style-name="Strong_20_Emphasis"><text:span text:style-name="T219">en</text:span></text:span><text:span text:style-name="Strong_20_Emphasis"><text:span text:style-name="T216"><text:line-break/></text:span></text:span><text:span text:style-name="Strong_20_Emphasis"><text:span text:style-name="T218">g</text:span></text:span><text:span text:style-name="Strong_20_Emphasis"><text:span text:style-name="T215">eef tweemaal een </text:span></text:span><text:span text:style-name="Strong_20_Emphasis"><text:span text:style-name="T226">wachtwoord</text:span></text:span><text:span text:style-name="Strong_20_Emphasis"><text:span text:style-name="T215">,</text:span></text:span><text:span text:style-name="Strong_20_Emphasis"><text:span text:style-name="T221"> en klik</text:span></text:span><text:span text:style-name="Strong_20_Emphasis"><text:span text:style-name="T222"> </text:span></text:span><text:span text:style-name="Strong_20_Emphasis"><text:span text:style-name="T221">op</text:span></text:span><text:span text:style-name="Strong_20_Emphasis"><text:span text:style-name="T223"> </text:span></text:span><text:span text:style-name="Strong_20_Emphasis"><text:span text:style-name="T241">Next</text:span></text:span><text:span text:style-name="Strong_20_Emphasis"><text:span text:style-name="T223">.</text:span></text:span></text:p>
          </table:table-cell>
        </table:table-row>
      </table:table>
      <text:p text:style-name="P42"><text:span text:style-name="Strong_20_Emphasis"><text:span text:style-name="T89"/></text:span></text:p>
      <text:list text:continue-numbering="true" text:style-name="L1">
        <text:list-item>
          <text:p text:style-name="P84"><text:span text:style-name="Strong_20_Emphasis"><text:span text:style-name="T104">Installatie </text:span></text:span><text:span text:style-name="Strong_20_Emphasis"><text:span text:style-name="T105">afronden</text:span></text:span></text:p>
        </text:list-item>
      </text:list>
      <text:p text:style-name="P43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87"><draw:control text:anchor-type="as-char" draw:z-index="3" draw:name="Vorm24" draw:style-name="gr1" draw:text-style-name="P9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65"><text:span text:style-name="Strong_20_Emphasis"><text:span text:style-name="T90"/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3"><text:span text:style-name="Strong_20_Emphasis"><text:span text:style-name="T86"><draw:control text:anchor-type="as-char" draw:z-index="10" draw:name="Vorm13_1" draw:style-name="gr1" draw:text-style-name="P98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63"><text:span text:style-name="Strong_20_Emphasis"><text:span text:style-name="T87"><draw:control text:anchor-type="as-char" draw:z-index="20" draw:name="Vorm 5" draw:style-name="gr1" draw:text-style-name="P9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5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9"> op</text:span></text:span><text:span text:style-name="Strong_20_Emphasis"><text:span text:style-name="T72"> de </text:span></text:span><text:span text:style-name="Strong_20_Emphasis"><text:span text:style-name="T154">Super</text:span></text:span><text:span text:style-name="Strong_20_Emphasis"><text:span text:style-name="T72">-toets</text:span></text:span><text:span text:style-name="Strong_20_Emphasis"><text:span text:style-name="T45"><text:note text:id="ftn7" text:note-class="footnote"><text:note-citation>1</text:note-citation><text:note-body><text:p text:style-name="P41"><text:span text:style-name="T170">De </text:span><text:span text:style-name="T214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9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4"> </text:span></text:span><text:span text:style-name="Strong_20_Emphasis"><text:span text:style-name="T70">e</text:span></text:span><text:span text:style-name="Strong_20_Emphasis"><text:span text:style-name="T53">n </text:span></text:span><text:span text:style-name="Strong_20_Emphasis"><text:span text:style-name="T66">k</text:span></text:span><text:span text:style-name="Strong_20_Emphasis"><text:span text:style-name="T53">lik op het pictogram van </text:span></text:span><text:span text:style-name="Strong_20_Emphasis"><text:span text:style-name="T102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2"/></text:span></text:p>
          </table:table-cell>
          <table:table-cell table:style-name="_33_._5f_Installatie_5f_afronden.C6" office:value-type="string">
            <text:p text:style-name="P73"><text:span text:style-name="T5">Typ</text:span><text:span text:style-name="Strong_20_Emphasis"><text:span text:style-name="T54"> de</text:span></text:span><text:span text:style-name="Strong_20_Emphasis"><text:span text:style-name="T73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155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7" office:value-type="string">
            <text:p text:style-name="P79"><text:span text:style-name="User_20_Entry"><text:span text:style-name="T26">wget karelzimmer.nl/</text:span></text:span><text:span text:style-name="User_20_Entry"><text:span text:style-name="T157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9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9" office:value-type="string">
            <text:p text:style-name="P51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0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3"><text:span text:style-name="Strong_20_Emphasis"><text:span text:style-name="T87"><draw:control text:anchor-type="as-char" draw:z-index="21" draw:name="Vorm 7" draw:style-name="gr1" draw:text-style-name="P9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4"><text:span text:style-name="Strong_20_Emphasis"><text:span text:style-name="T80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2"> de </text:span></text:span><text:span text:style-name="Strong_20_Emphasis"><text:span text:style-name="T154">Super</text:span></text:span><text:span text:style-name="Strong_20_Emphasis"><text:span text:style-name="T72">-toets</text:span></text:span><text:span text:style-name="Strong_20_Emphasis"><text:span text:style-name="T43"><text:note-ref text:note-class="footnote" text:reference-format="text" text:ref-name="ftn7">1</text:note-ref></text:span></text:span><text:span text:style-name="Strong_20_Emphasis"><text:span text:style-name="T59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3">n </text:span></text:span><text:span text:style-name="Strong_20_Emphasis"><text:span text:style-name="T66">k</text:span></text:span><text:span text:style-name="Strong_20_Emphasis"><text:span text:style-name="T53">lik op het pictogram van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2"/></text:span></text:p>
          </table:table-cell>
          <table:table-cell table:style-name="_33_._5f_Installatie_5f_afronden.C12" office:value-type="string">
            <text:p text:style-name="P68"><text:span text:style-name="Strong_20_Emphasis"><text:span text:style-name="T82">Selecteer</text:span></text:span><text:span text:style-name="Strong_20_Emphasis"><text:span text:style-name="T67"> </text:span></text:span><text:span text:style-name="Strong_20_Emphasis"><text:span text:style-name="T109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49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3"><text:span text:style-name="Strong_20_Emphasis"><text:span text:style-name="T47"><text:tab/></text:span></text:span></text:p>
      <text:p text:style-name="P44"><text:span text:style-name="Strong_20_Emphasis"><text:span text:style-name="T68"/></text:span></text:p>
      <text:p text:style-name="P45"><text:span text:style-name="Strong_20_Emphasis"><text:span text:style-name="T58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87"><draw:control text:anchor-type="as-char" draw:z-index="4" draw:name="Vorm40_0" draw:style-name="gr1" draw:text-style-name="P98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87"><draw:control text:anchor-type="as-char" draw:z-index="9" draw:name="Vorm40_ 1" draw:style-name="gr1" draw:text-style-name="P98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76"><text:note text:id="ftn8" text:note-class="footnote"><text:note-citation>1</text:note-citation><text:note-body><text:p text:style-name="P53"><text:span text:style-name="User_20_Entry"><text:span text:style-name="T151">E</text:span></text:span><text:span text:style-name="User_20_Entry"><text:span text:style-name="T153">ventuele extra </text:span></text:span><text:span text:style-name="Definition"><text:span text:style-name="T305">gebruiker</text:span></text:span><text:span text:style-name="User_20_Entry"><text:span text:style-name="T152">s</text:span></text:span><text:span text:style-name="User_20_Entry"><text:span text:style-name="T153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4"><text:span text:style-name="Strong_20_Emphasis"><text:span text:style-name="T86"><draw:control text:anchor-type="as-char" draw:z-index="11" draw:name="Vorm13_ 1" draw:style-name="gr1" draw:text-style-name="P98" svg:width="0.35cm" svg:height="0.35cm" draw:control="control10"/></text:span></text:span></text:p>
          </table:table-cell>
          <table:table-cell table:style-name="Tabel2.D2" office:value-type="string">
            <text:p text:style-name="P2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4"><text:span text:style-name="Strong_20_Emphasis"><text:span text:style-name="T87"><draw:control text:anchor-type="as-char" draw:z-index="22" draw:name="Vorm 8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64"><text:span text:style-name="Strong_20_Emphasis"><text:span text:style-name="T87"><draw:control text:anchor-type="as-char" draw:z-index="23" draw:name="Vorm 9" draw:style-name="gr1" draw:text-style-name="P98" svg:width="0.35cm" svg:height="0.35cm" draw:control="control22"/></text:span></text:span></text:p>
          </table:table-cell>
          <table:table-cell table:style-name="Tabel2.D5" office:value-type="string">
            <text:p text:style-name="P20"><text:span text:style-name="Strong_20_Emphasis"><text:span text:style-name="T81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2"> de </text:span></text:span><text:span text:style-name="Strong_20_Emphasis"><text:span text:style-name="T154">Super</text:span></text:span><text:span text:style-name="Strong_20_Emphasis"><text:span text:style-name="T72">-toets</text:span></text:span><text:span text:style-name="Strong_20_Emphasis"><text:span text:style-name="T43"><text:note text:id="ftn9" text:note-class="footnote"><text:note-citation>2</text:note-citation><text:note-body><text:p text:style-name="P40"><text:span text:style-name="T170">De </text:span><text:span text:style-name="T214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9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3">n </text:span></text:span><text:span text:style-name="Strong_20_Emphasis"><text:span text:style-name="T66">k</text:span></text:span><text:span text:style-name="Strong_20_Emphasis"><text:span text:style-name="T53">lik op het pictogram van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19"><text:span text:style-name="Strong_20_Emphasis"><text:span text:style-name="T82">Selecteer</text:span></text:span><text:span text:style-name="Strong_20_Emphasis"><text:span text:style-name="T67"> </text:span></text:span><text:span text:style-name="Strong_20_Emphasis"><text:span text:style-name="T109">4</text:span></text:span><text:span text:style-name="Strong_20_Emphasis"><text:span text:style-name="T93"> </text:span></text:span><text:span text:style-name="Strong_20_Emphasis"><text:span text:style-name="T84">Gebruiker inrichten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7" office:value-type="string">
            <text:p text:style-name="P50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3"><text:span text:style-name="Strong_20_Emphasis"><text:span text:style-name="T77"/></text:span></text:p>
      <text:p text:style-name="P36"/>
      <text:p text:style-name="P37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0"><text:user-field-get text:name="Distro">Ubuntu</text:user-field-get></text:span></text:span><text:span text:style-name="T168"><text:s/></text:span><text:span text:style-name="T169"><text:user-field-get text:name="Version">24.04</text:user-field-get></text:span><text:span text:style-name="T169"><text:s/></text:span><text:span text:style-name="Strong_20_Emphasis"><text:span text:style-name="T181">Desktop</text:span></text:span><text:span text:style-name="Strong_20_Emphasis"><text:span text:style-name="T110"> </text:span></text:span><text:span text:style-name="T166">is voltooid.</text:span></text:p>
      <text:p text:style-name="P8"/>
      <text:list text:style-name="L2">
        <text:list-header>
          <text:p text:style-name="P93"><text:span text:style-name="Emphasis"><text:span text:style-name="T2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301">.</text:span></text:span></text:p>
          <text:p text:style-name="P94"><text:span text:style-name="Emphasis"><text:span text:style-name="T303">Licentie </text:span></text:span><text:span text:style-name="Emphasis"><text:span text:style-name="T301">C</text:span></text:span><text:span text:style-name="Emphasis"><text:span text:style-name="T302">C0</text:span></text:span><text:span text:style-name="Emphasis"><text:span text:style-name="T301"> 1.0 </text:span></text:span><text:span text:style-name="Emphasis"><text:span text:style-name="T2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9-26T19:45:02.176406839">26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42:01.628819404</dc:date>
    <meta:keyword>Installatie</meta:keyword>
    <meta:keyword>Checklist</meta:keyword>
    <meta:keyword>Linux</meta:keyword>
    <meta:editing-cycles>6919</meta:editing-cycles>
    <meta:editing-duration>P12DT9H23M35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3" meta:word-count="527" meta:character-count="3708" meta:non-whitespace-character-count="3212"/>
    <meta:user-defined meta:name="Info 1"/>
    <meta:user-defined meta:name="Info 2"/>
    <meta:user-defined meta:name="Info 3"/>
    <meta:user-defined meta:name="Info 4"/>
  </office:meta>
</office:document-meta>
</file>